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text-properties officeooo:paragraph-rsid="000c73c7"/>
    </style:style>
    <style:style style:name="P6" style:family="paragraph" style:parent-style-name="Text_20_body">
      <style:text-properties officeooo:rsid="000c73c7" officeooo:paragraph-rsid="000c73c7"/>
    </style:style>
    <style:style style:name="T1" style:family="text">
      <style:text-properties fo:color="#c9211e" loext:opacity="100%"/>
    </style:style>
    <style:style style:name="T2" style:family="text">
      <style:text-properties officeooo:rsid="000c73c7"/>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Aquí tienes un desarrollo más completo que mantiene el tono reflexivo y abre el debate:</text:p>
      <text:p text:style-name="Horizontal_20_Line"/>
      <text:h text:style-name="Heading_20_3" text:outline-level="3">3. Reflexión inicial: ¿Por qué los seres vivientes se reproducen?</text:h>
      <text:p text:style-name="Text_20_body">¿Por qué los seres vivientes se reproducen? La respuesta más común, casi automática, que escuchamos es: <text:span text:style-name="Strong_20_Emphasis">“para perpetuar la especie”</text:span>. Suena lógica, simple y suficiente. Pero si observamos con cuidado, no responde realmente a la pregunta; solo la desplaza hacia otro nivel.</text:p>
      <text:p text:style-name="Text_20_body">Decir que los seres vivos se reproducen para perpetuar la especie implica que la especie tiene, de alguna manera, un objetivo de permanecer en el tiempo. Pero ¿por qué debería tenerlo? ¿De dónde surge esa necesidad de permanencia? Si seguimos la cadena de preguntas, vemos que la afirmación es circular:</text:p>
      <text:list xml:id="list1597870640" text:style-name="L1">
        <text:list-item>
          <text:p text:style-name="P1">¿Por qué se reproducen los seres vivos?</text:p>
        </text:list-item>
        <text:list-item>
          <text:p text:style-name="P1">Para perpetuar la especie.</text:p>
        </text:list-item>
        <text:list-item>
          <text:p text:style-name="P1">¿Y por qué perpetuar la especie?</text:p>
        </text:list-item>
        <text:list-item>
          <text:p text:style-name="P1">Porque de lo contrario la especie se extinguiría.</text:p>
        </text:list-item>
        <text:list-item>
          <text:p text:style-name="P1">¿Y por qué es importante que no se extinga?</text:p>
        </text:list-item>
      </text:list>
      <text:p text:style-name="Text_20_body">En este punto, nos encontramos nuevamente en el mismo lugar: no hemos encontrado un motivo último, solo una serie de respuestas que se sostienen unas a otras sin tocar el fondo del asunto.</text:p>
      <text:p text:style-name="Horizontal_20_Line"/>
      <text:h text:style-name="Heading_20_3" text:outline-level="3">Más allá de la respuesta automática</text:h>
      <text:p text:style-name="Text_20_body">En biología evolutiva, solemos decir que la reproducción es una estrategia para garantizar la supervivencia de los genes. Desde esta perspectiva, la vida busca asegurarse de que su información —codificada en moléculas como el ADN— no desaparezca con la muerte de un individuo. Pero esto no resuelve la pregunta original; solo cambia las palabras:</text:p>
      <text:list xml:id="list810674420" text:style-name="L2">
        <text:list-item>
          <text:p text:style-name="P2">Ya no hablamos de “perpetuar la especie”, sino de “perpetuar la información genética”.</text:p>
        </text:list-item>
      </text:list>
      <text:p text:style-name="Text_20_body">Pero, otra vez, ¿por qué perpetuar la información genética? ¿Por qué la vida no podría limitarse a existir en un momento y luego apagarse sin transmitir nada? ¿Por qué no basta con un ciclo efímero, sin herencia, sin continuidad?</text:p>
      <text:p text:style-name="Horizontal_20_Line"/>
      <text:h text:style-name="Heading_20_3" text:outline-level="3">El instinto de permanecer</text:h>
      <text:p text:style-name="Text_20_body">Podríamos pensar que la respuesta está en el instinto, en un impulso básico que lleva a todos los organismos a reproducirse. Pero decir que existe un “instinto de reproducción” es, nuevamente, nombrar el fenómeno, no explicarlo. <text:span text:style-name="T1">Es como si dijéramos que las piedras caen porque tienen un “instinto de caer”.</text:span> No hemos descubierto la causa, solo hemos encontrado una palabra que nos hace sentir que hemos explicado algo.</text:p>
      <text:p text:style-name="Horizontal_20_Line"><text:soft-page-break/></text:p>
      <text:h text:style-name="Heading_20_3" text:outline-level="3">¿Perpetuar la vida?</text:h>
      <text:p text:style-name="Text_20_body">Quizás la respuesta está en una idea más amplia: no se trata solo de perpetuar a una especie en particular, sino de perpetuar la vida misma. En otras palabras, que la vida busca mantenerse presente en todas sus formas posibles, utilizando a las especies como vehículos temporales. Cada organismo sería entonces una manifestación pasajera de algo mucho más grande, una fuerza que se rehúsa a desaparecer.</text:p>
      <text:p text:style-name="Text_20_body">Pero aquí aparece una pregunta aún más profunda:</text:p>
      <text:list xml:id="list337124173" text:style-name="L3">
        <text:list-item>
          <text:p text:style-name="P3">¿Por qué la vida quiere perpetuarse?</text:p>
        </text:list-item>
        <text:list-item>
          <text:p text:style-name="P3">¿De dónde surge esa necesidad de seguir?</text:p>
        </text:list-item>
        <text:list-item>
          <text:p text:style-name="P3">¿Es un deseo, una propiedad, un mandato natural?</text:p>
        </text:list-item>
      </text:list>
      <text:p text:style-name="Horizontal_20_Line"/>
      <text:h text:style-name="Heading_20_3" text:outline-level="3">¿Y si no lo entendemos del todo?</text:h>
      <text:p text:style-name="Text_20_body">Quizás la verdadera dificultad está en que intentamos explicar la reproducción con categorías que conocemos —biología, supervivencia, evolución— pero estas herramientas pueden no ser suficientes para comprender algo tan fundamental. Tal vez la reproducción no sea un medio para perpetuar nada, <text:span text:style-name="T1">sino un rasgo esencial de la vida misma, inseparable de su naturaleza. Quizás vivir es reproducirse, así como arder es propagarse para el fuego.</text:span></text:p>
      <text:p text:style-name="P5"><text:span text:style-name="T2">Y siendo la vida una reaccion natural que se producira siempre que se den las condiciones necesarias,</text:span></text:p>
      <text:p text:style-name="P6">entonces, porque reproducirse?</text:p>
      <text:p text:style-name="P6">El óxido de hierro no requiere complejos mecanismos para persistir; basta con que se den humedad, oxígeno y hierro para que vuelva a surgir inevitablemente. No necesita duplicarse, ni crear estructuras capaces de copiarse a sí mismas, ni desplegar un intrincado entramado de instrucciones para perpetuarse.</text:p>
      <text:p text:style-name="P6">Y ninguna otra reaccion natural muestra esta 'voluntad' de persistencia que parece mostrar la vida.</text:p>
      <text:p text:style-name="P6">Solo existen, inevitablemente.</text:p>
      <text:p text:style-name="Text_20_body">Entonces, ¿qué mueve a la vida a hacerlo?</text:p>
      <text:p text:style-name="P6"/>
      <text:h text:style-name="Heading_20_3" text:outline-level="3"><text:soft-page-break/></text:h>
      <text:h text:style-name="Heading_20_3" text:outline-level="3"/>
      <text:h text:style-name="Heading_20_3" text:outline-level="3"/>
      <text:h text:style-name="Heading_20_3" text:outline-level="3">Abriendo el debate</text:h>
      <text:p text:style-name="Text_20_body">Esta reflexión inicial nos invita a no conformarnos con la primera respuesta que suena convincente. Puede que la reproducción tenga fines que aún no hemos comprendido, <text:span text:style-name="T1">que la vida posea una inteligencia inherente que la empuja a continuar sin que sepamos por qué</text:span>. O tal vez nuestros conceptos de “fines” y “propósitos” no sean aplicables en absoluto.</text:p>
      <text:p text:style-name="Text_20_body">Lo cierto es que la pregunta sigue abierta:</text:p>
      <text:list xml:id="list3551582821" text:style-name="L4">
        <text:list-item>
          <text:p text:style-name="P4">¿Por qué los seres vivientes se reproducen?</text:p>
        </text:list-item>
        <text:list-item>
          <text:p text:style-name="P4">¿Para perpetuar las especies?</text:p>
        </text:list-item>
        <text:list-item>
          <text:p text:style-name="P4">¿Para perpetuar la vida?</text:p>
        </text:list-item>
      </text:list>
      <text:p text:style-name="Text_20_body">Mientras buscamos respuestas, la vida continúa reproduciéndose, como si conociera un secreto que todavía se nos escapa.</text:p>
      <text:p text:style-name="Horizontal_20_Line"/>
      <text:p text:style-name="Text_20_body">¿Quieres que lo conectemos al <text:span text:style-name="Strong_20_Emphasis">laboratorio científico</text:span> del capítulo (con un cierre que invite a experimentar con modelos)? ¿O lo dejamos con este tono filosófico para mantener el misterio?</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30T19:09:30.826000000</meta:creation-date>
    <dc:date>2025-08-30T19:39:24.178000000</dc:date>
    <meta:editing-duration>PT29M52S</meta:editing-duration>
    <meta:editing-cycles>2</meta:editing-cycles>
    <meta:generator>LibreOffice/7.3.5.2$Windows_X86_64 LibreOffice_project/184fe81b8c8c30d8b5082578aee2fed2ea847c01</meta:generator>
    <meta:document-statistic meta:table-count="0" meta:image-count="0" meta:object-count="0" meta:page-count="3" meta:paragraph-count="38" meta:word-count="771" meta:character-count="4737" meta:non-whitespace-character-count="4016"/>
  </office:meta>
</office:document-meta>
</file>